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035c" officeooo:paragraph-rsid="0003035c"/>
    </style:style>
    <style:style style:name="P2" style:family="paragraph" style:parent-style-name="Standard">
      <style:text-properties officeooo:rsid="0004ef9a" officeooo:paragraph-rsid="0004ef9a"/>
    </style:style>
    <style:style style:name="P3" style:family="paragraph" style:parent-style-name="Standard">
      <style:text-properties officeooo:rsid="0005953c" officeooo:paragraph-rsid="0005953c"/>
    </style:style>
    <style:style style:name="P4" style:family="paragraph" style:parent-style-name="Standard">
      <style:text-properties officeooo:rsid="0007400d" officeooo:paragraph-rsid="0007400d"/>
    </style:style>
    <style:style style:name="P5" style:family="paragraph" style:parent-style-name="Standard">
      <style:text-properties officeooo:rsid="00077aff" officeooo:paragraph-rsid="00077aff"/>
    </style:style>
    <style:style style:name="P6" style:family="paragraph" style:parent-style-name="Standard">
      <style:text-properties officeooo:rsid="00079364" officeooo:paragraph-rsid="00079364"/>
    </style:style>
    <style:style style:name="T1" style:family="text">
      <style:text-properties officeooo:rsid="0004ef9a"/>
    </style:style>
    <style:style style:name="T2" style:family="text">
      <style:text-properties officeooo:rsid="0007400d"/>
    </style:style>
    <style:style style:name="T3" style:family="text">
      <style:text-properties officeooo:rsid="00077aff"/>
    </style:style>
    <style:style style:name="T4" style:family="text">
      <style:text-properties officeooo:rsid="00079364"/>
    </style:style>
    <style:style style:name="T5" style:family="text">
      <style:text-properties officeooo:rsid="000800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3 Preparation</text:p>
      <text:p text:style-name="P1">1) There are 2 ways we can implement the background threads with priority:</text:p>
      <text:p text:style-name="P1"/>
      <text:p text:style-name="P1">#1 Hardware Interrupts: We simply set the right priority in each PRI register corresponding to the ISR; (+) this will give us the best possible latency, however, SW1 and SW2 tasks share the PortF ISR.</text:p>
      <text:p text:style-name="P1"/>
      <text:p text:style-name="P1">#2 Add software threads: We can always make the threads higher priority than all foreground threads. Then each ISR will simply add a new thread for the background thread. (+) We have more flexibility with how we can control each thread. (-) This will increase latency as we will need to do a context switch, and some overhead to manage the background threads.</text:p>
      <text:p text:style-name="P1"/>
      <text:p text:style-name="P1">Obviously, if we wanted more background threads, we either have to have more hardware timers or implement the background threads similar to the way foreground threads are implemented. Obviously, we have tradeoffs between each, and which one we implement depends on what we need.</text:p>
      <text:p text:style-name="P1"/>
      <text:p text:style-name="P1">2) <text:span text:style-name="T1">We can record jitter by using function wrappers around the periodic threads which call OS_Time() similar to how Lab2.c records jitter.</text:span></text:p>
      <text:p text:style-name="P1"/>
      <text:p text:style-name="P2">3) We simply adjust the code to implement SW1 to initialize for SW2; <text:span text:style-name="T5">we adjust the PF0 to trigger on both edges</text:span>. <text:s/>Then during the ISR, we can check PORTF_DATA_R for which <text:span text:style-name="T5">state the switch is in.</text:span></text:p>
      <text:p text:style-name="P2"/>
      <text:p text:style-name="P2">4)</text:p>
      <text:p text:style-name="P2"/>
      <text:p text:style-name="P3">5)</text:p>
      <text:p text:style-name="P3">#1 The simplest way to implement the scheduler is by searching the list for the highest priority thread then run it; in the case where we have 2 high priority threads with the same priority, we will do round robin.</text:p>
      <text:p text:style-name="P3">Pseudocode: (SysTick ISR)</text:p>
      <text:p text:style-name="P3">hipri = <text:span text:style-name="T2">7</text:span>, nextPt = <text:span text:style-name="T2">0</text:span>;</text:p>
      <text:p text:style-name="P3">iteratePt = RunPt→next</text:p>
      <text:p text:style-name="P3">while(iteratePt != RunPt){</text:p>
      <text:p text:style-name="P3">if(itreatePt→pri &lt; hipri <text:span text:style-name="T2">&amp;&amp; some checks for sleeping/blocked threads</text:span>)</text:p>
      <text:p text:style-name="P3"><text:s text:c="2"/>nextPt <text:span text:style-name="T2">= iteratePt, hipri = iteratePt→pri;</text:span></text:p>
      <text:p text:style-name="P4">iteratePt = iteratePt→next;</text:p>
      <text:p text:style-name="P3">}</text:p>
      <text:p text:style-name="P4">if(hipri &lt;= RunPt→pri)</text:p>
      <text:p text:style-name="P4"><text:s text:c="2"/>RunPt = nextPt;</text:p>
      <text:p text:style-name="P4">contex<text:span text:style-name="T3">t</text:span> switch;</text:p>
      <text:p text:style-name="P4"/>
      <text:p text:style-name="P5">#2 A more complicated way is that we can optimize the search function by using <text:span text:style-name="T4">a heap</text:span> which always stay sorted in ascending priority; we will need a <text:span text:style-name="T4">heap</text:span> for sleeping threads or blocked threads <text:span text:style-name="T4">(or just add a large constant to keep priority low)</text:span>.</text:p>
      <text:p text:style-name="P5"/>
      <text:p text:style-name="P6">Unless the overhead for a linear search through 100 threads is too high, we can simply use the simplest implementation. *using a heap, we can peek at the top element which costs O(1), any change in priority will need heap insert and remove which cost O(log n). **we will not add or remove using a linked list O(0) but O(n) to p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4:05:09.755000000</meta:creation-date>
    <dc:date>2017-02-28T14:48:32.215000000</dc:date>
    <meta:editing-duration>PT21M30S</meta:editing-duration>
    <meta:editing-cycles>5</meta:editing-cycles>
    <meta:generator>LibreOffice/5.2.0.4$Windows_X86_64 LibreOffice_project/066b007f5ebcc236395c7d282ba488bca6720265</meta:generator>
    <meta:document-statistic meta:table-count="0" meta:image-count="0" meta:object-count="0" meta:page-count="1" meta:paragraph-count="23" meta:word-count="407" meta:character-count="2343" meta:non-whitespace-character-count="1954"/>
  </office:meta>
</office:document-meta>
</file>